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P6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8" style:family="paragraph" style:parent-style-name="Text_20_body" style:list-style-name="L4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f0f6fc" loext:opacity="100%" fo:font-family="'Monaspace Neon', ui-monospace, SFMono-Regular, 'SF Mono', Menlo, Consolas, 'Liberation Mono', monospace" fo:font-size="9.75pt" fo:letter-spacing="normal" fo:font-style="normal" fo:font-weight="normal" fo:background-color="#656c76" loext:char-shading-value="0" loext:padding="0in" loext:border="none"/>
    </style:style>
    <style:style style:name="T3" style:family="text">
      <style:text-properties fo:font-variant="normal" fo:text-transform="none" fo:color="#f0f6fc" loext:opacity="100%" fo:letter-spacing="normal"/>
    </style:style>
    <style:style style:name="T4" style:family="text">
      <style:text-properties fo:font-variant="normal" fo:text-transform="none" fo:color="#f0f6fc" loext:opacity="100%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f0f6fc" loext:opacity="100%" style:font-name="apple-system" fo:letter-spacing="normal" fo:font-style="normal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lean up your repo descriptions and READMEs</text:p>
        </text:list-item>
        <text:list-item>
          <text:p text:style-name="P2"><text:span text:style-name="T1">Enable branch protection on the </text:span><text:span text:style-name="Source_20_Text"><text:span text:style-name="T2">main</text:span></text:span><text:span text:style-name="T1"> branch (preventing direct pushes)</text:span></text:p>
        </text:list-item>
        <text:list-item>
          <text:p text:style-name="P1">Use Issues to plan your next project</text:p>
        </text:list-item>
        <text:list-item>
          <text:p text:style-name="P1">Practice with Pull Requests, even if you're the only contributor</text:p>
        </text:list-item>
      </text:list>
      <text:p text:style-name="P3"><text:span text:style-name="T3">✅ </text:span><text:span text:style-name="Strong_20_Emphasis"><text:span text:style-name="T4">Intermediate level:</text:span></text:span></text:p>
      <text:list text:style-name="L2">
        <text:list-item>
          <text:p text:style-name="P4">Set up GitHub Actions (automated workflows/CI-CD)</text:p>
        </text:list-item>
        <text:list-item>
          <text:p text:style-name="P4">Create GitHub releases to version your projects</text:p>
        </text:list-item>
        <text:list-item>
          <text:p text:style-name="P4">Use GitHub Pages to showcase your work</text:p>
        </text:list-item>
      </text:list>
      <text:p text:style-name="P3"><text:span text:style-name="T3">✅ </text:span><text:span text:style-name="Strong_20_Emphasis"><text:span text:style-name="T4">For visibility:</text:span></text:span></text:p>
      <text:list text:style-name="L3">
        <text:list-item>
          <text:p text:style-name="P5">Add topics to your repositories (searchable tags)</text:p>
        </text:list-item>
        <text:list-item>
          <text:p text:style-name="P5">Keep repositories public if you want to build a portfolio</text:p>
        </text:list-item>
        <text:list-item>
          <text:p text:style-name="P5">Write thoughtful commit messages — future you will thank you</text:p>
        </text:list-item>
      </text:list>
      <text:h text:style-name="P6" text:outline-level="3"><text:span text:style-name="Strong_20_Emphasis"><text:span text:style-name="T5">Your settings/rules Page</text:span></text:span></text:h>
      <text:p text:style-name="P7"><text:span text:style-name="T1">The URL you shared (</text:span><text:span text:style-name="Source_20_Text"><text:span text:style-name="T2">benjaminwilsey-creator/builds-workspace/settings/rules</text:span></text:span><text:span text:style-name="T1">) is for </text:span><text:span text:style-name="Strong_20_Emphasis"><text:span text:style-name="T4">branch protection rules</text:span></text:span><text:span text:style-name="T1"> — this is a good sign you're thinking about project management! This is where you can require:</text:span></text:p>
      <text:list text:style-name="L4">
        <text:list-item>
          <text:p text:style-name="P8">Pull request reviews before merging</text:p>
        </text:list-item>
        <text:list-item>
          <text:p text:style-name="P8">Status checks to pass before merging</text:p>
        </text:list-item>
        <text:list-item>
          <text:p text:style-name="P8">Conversation resolution requirements</text:p>
        </text:list-item>
      </text:list>
      <text:p text:style-name="P9">Would you like me to help you set up specific branch protection rules, or explain any of these concepts in more detail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2T21:36:44.771424600</meta:creation-date>
    <dc:date>2026-03-26T08:10:03.746688800</dc:date>
    <meta:editing-duration>P3DT10H22M39S</meta:editing-duration>
    <meta:editing-cycles>1</meta:editing-cycles>
    <meta:document-statistic meta:table-count="0" meta:image-count="0" meta:object-count="0" meta:page-count="1" meta:paragraph-count="18" meta:word-count="164" meta:character-count="1025" meta:non-whitespace-character-count="890"/>
    <meta:generator>LibreOffice/26.2.1.2$Windows_X86_64 LibreOffice_project/620$Build-2</meta:generator>
  </office:meta>
</office:document-meta>
</file>